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100000040B2AF23C54F7253C3.png" manifest:media-type="image/png"/>
  <manifest:file-entry manifest:full-path="Pictures/10000000000001D20000013F5932BCF905D1BDAE.png" manifest:media-type="image/png"/>
  <manifest:file-entry manifest:full-path="Pictures/10000000000001250000017154B0EA4845B47C30.png" manifest:media-type="image/png"/>
  <manifest:file-entry manifest:full-path="Pictures/100000000000008400000083015485AE1DFF4385.png" manifest:media-type="image/png"/>
  <manifest:file-entry manifest:full-path="Pictures/10000000000000FB0000008D5CA41A77354F9ED0.png" manifest:media-type="image/png"/>
  <manifest:file-entry manifest:full-path="Pictures/100000000000010A000000B6A1B049AF3137D8BF.png" manifest:media-type="image/png"/>
  <manifest:file-entry manifest:full-path="Pictures/10000000000000970000017B621D8B99EC8D5E8A.png" manifest:media-type="image/png"/>
  <manifest:file-entry manifest:full-path="Pictures/1000000000000087000000B655D33795CAD094CC.png" manifest:media-type="image/png"/>
  <manifest:file-entry manifest:full-path="Pictures/10000000000000DC00000118FA893413DEEA08E4.png" manifest:media-type="image/png"/>
  <manifest:file-entry manifest:full-path="Pictures/100000000000005600000056F88925ED34E175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style:protect="size"/>
    </style:style>
    <style:style style:name="gr23" style:family="graphic" style:parent-style-name="standard">
      <style:graphic-properties svg:stroke-width="0.1cm" svg:stroke-color="#33ff99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4" style:family="graphic" style:parent-style-name="standard">
      <style:graphic-properties draw:fill="hatch" draw:fill-color="#ffd320" draw:fill-hatch-name="Hatch_20_1" draw:textarea-vertical-align="middle"/>
    </style:style>
    <style:style style:name="gr25" style:family="graphic" style:parent-style-name="measure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.888cm" fo:min-width="0.638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5cm" fo:min-width="1.8cm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hatch" draw:fill-color="#ffd320" draw:fill-hatch-name="Hatch_20_1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7">xxxxxx</text:span><text:span text:style-name="T2"> </text:span></text:p>
            </draw:text-box>
          </draw:frame>
        </draw:g>
        <draw:frame draw:style-name="gr19" draw:text-style-name="P1" draw:layer="layout" svg:width="8.582cm" svg:height="5.853cm" draw:transform="rotate (1.5707963267949) translate (10.223cm 17.542cm)">
          <draw:image xlink:href="Pictures/10000000000001D20000013F5932BCF905D1BDAE.png" xlink:type="simple" xlink:show="embed" xlink:actuate="onLoad" draw:mime-type="image/png">
            <text:p/>
          </draw:image>
        </draw:frame>
        <draw:g>
          <draw:frame draw:style-name="gr19" draw:text-style-name="P1" draw:layer="layout" svg:width="4.635cm" svg:height="2.557cm" draw:transform="rotate (1.5707963267949) translate (10.081cm 7.651cm)">
            <draw:image xlink:href="Pictures/10000000000000FB0000008D5CA41A77354F9ED0.png" xlink:type="simple" xlink:show="embed" xlink:actuate="onLoad" draw:mime-type="image/png">
              <text:p/>
            </draw:image>
          </draw:frame>
          <draw:rect draw:style-name="gr21" draw:text-style-name="P1" draw:layer="layout" svg:width="2.7cm" svg:height="4.75cm" svg:x="10.013cm" svg:y="2.947cm">
            <text:p/>
          </draw:rect>
        </draw:g>
        <draw:g>
          <draw:frame draw:style-name="gr19" draw:text-style-name="P1" draw:layer="layout" svg:width="4.554cm" svg:height="3.159cm" draw:transform="rotate (1.5707963267949) translate (3.158cm 7.097cm)">
            <draw:image xlink:href="Pictures/100000000000010A000000B6A1B049AF3137D8BF.png" xlink:type="simple" xlink:show="embed" xlink:actuate="onLoad" draw:mime-type="image/png">
              <text:p/>
            </draw:image>
          </draw:frame>
          <draw:rect draw:style-name="gr21" draw:text-style-name="P1" draw:layer="layout" svg:width="3cm" svg:height="4.75cm" svg:x="3.04cm" svg:y="2.455cm">
            <text:p/>
          </draw:rect>
        </draw:g>
        <draw:g>
          <draw:frame draw:style-name="gr19" draw:text-style-name="P1" draw:layer="layout" svg:width="1.706cm" svg:height="4.667cm" svg:x="19.398cm" svg:y="1cm">
            <draw:image xlink:href="Pictures/10000000000000970000017B621D8B99EC8D5E8A.png" xlink:type="simple" xlink:show="embed" xlink:actuate="onLoad" draw:mime-type="image/png">
              <text:p/>
            </draw:image>
          </draw:frame>
          <draw:rect draw:style-name="gr21" draw:text-style-name="P1" draw:layer="layout" svg:width="1.75cm" svg:height="4.25cm" svg:x="19.39cm" svg:y="1.474cm">
            <text:p/>
          </draw:rect>
        </draw:g>
        <draw:g>
          <draw:frame draw:style-name="gr19" draw:text-style-name="P9" draw:layer="layout" svg:width="1.62cm" svg:height="2.338cm" svg:x="29.986cm" svg:y="2.523cm">
            <draw:image xlink:href="Pictures/1000000000000087000000B655D33795CAD094CC.png" xlink:type="simple" xlink:show="embed" xlink:actuate="onLoad" draw:mime-type="image/png">
              <text:p/>
            </draw:image>
          </draw:frame>
          <draw:rect draw:style-name="gr21" draw:text-style-name="P1" draw:layer="layout" svg:width="1.75cm" svg:height="1.75cm" svg:x="29.929cm" svg:y="2.452cm">
            <text:p/>
          </draw:rect>
        </draw:g>
        <draw:frame draw:style-name="gr19" draw:text-style-name="P1" draw:layer="layout" svg:width="1.77cm" svg:height="1.789cm" svg:x="27.772cm" svg:y="6.624cm">
          <draw:image xlink:href="Pictures/100000000000008400000083015485AE1DFF4385.png" xlink:type="simple" xlink:show="embed" xlink:actuate="onLoad" draw:mime-type="image/png">
            <text:p/>
          </draw:image>
        </draw:frame>
        <draw:custom-shape draw:style-name="gr22" draw:text-style-name="P1" draw:layer="layout" svg:width="1.25cm" svg:height="1.25cm" svg:x="28.04cm" svg:y="6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4.591cm" svg:height="6.101cm" draw:transform="rotate (1.5707963267949) translate (23.881cm 14.239cm)">
          <draw:image xlink:href="Pictures/10000000000000DC00000118FA893413DEEA08E4.png" xlink:type="simple" xlink:show="embed" xlink:actuate="onLoad" draw:mime-type="image/png">
            <text:p/>
          </draw:image>
        </draw:frame>
        <draw:custom-shape draw:style-name="gr23" draw:text-style-name="P1" draw:layer="layout" svg:width="1.75cm" svg:height="1.75cm" svg:x="12.34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1.719cm" svg:height="1.692cm" svg:x="17.78cm" svg:y="9.589cm">
          <draw:image xlink:href="Pictures/100000000000004100000040B2AF23C54F7253C3.png" xlink:type="simple" xlink:show="embed" xlink:actuate="onLoad" draw:mime-type="image/png">
            <text:p/>
          </draw:image>
        </draw:frame>
        <draw:custom-shape draw:style-name="gr23" draw:text-style-name="P1" draw:layer="layout" svg:width="1.75cm" svg:height="1.75cm" svg:x="14.104cm" svg:y="14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12.356cm" svg:y="15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10.742cm" svg:y="13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10.359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12.506cm" svg:y="9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24.021cm" svg:y="12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26.135cm" svg:y="12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28.082cm" svg:y="12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26.035cm" svg:y="9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75cm" svg:height="1.75cm" svg:x="24.121cm" svg:y="9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1.913cm" svg:height="1.981cm" svg:x="20.197cm" svg:y="7.977cm">
          <draw:image xlink:href="Pictures/100000000000005600000056F88925ED34E175C8.png" xlink:type="simple" xlink:show="embed" xlink:actuate="onLoad" draw:mime-type="image/png">
            <text:p/>
          </draw:image>
        </draw:frame>
        <draw:custom-shape draw:style-name="gr23" draw:text-style-name="P1" draw:layer="layout" svg:width="1.75cm" svg:height="1.75cm" svg:x="18.157cm" svg:y="1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9" draw:layer="layout" svg:width="1.62cm" svg:height="2.338cm" svg:x="29.986cm" svg:y="2.511cm">
            <draw:image xlink:href="Pictures/1000000000000087000000B655D33795CAD094CC.png" xlink:type="simple" xlink:show="embed" xlink:actuate="onLoad" draw:mime-type="image/png">
              <text:p/>
            </draw:image>
          </draw:frame>
          <draw:rect draw:style-name="gr21" draw:text-style-name="P1" draw:layer="layout" svg:width="1.75cm" svg:height="1.75cm" svg:x="29.929cm" svg:y="2.44cm">
            <text:p/>
          </draw:rect>
        </draw:g>
      </draw:page>
      <draw:page draw:name="page2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195cm" svg:x="17.787cm" svg:y="26.249cm">
            <draw:text-box>
              <text:p><text:span text:style-name="T6">1:2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7">xxxxxx</text:span><text:span text:style-name="T2"> </text:span></text:p>
            </draw:text-box>
          </draw:frame>
        </draw:g>
        <draw:rect draw:style-name="gr24" draw:text-style-name="P10" draw:layer="layout" svg:width="25cm" svg:height="12.5cm" svg:x="7.232cm" svg:y="5.191cm">
          <text:p/>
        </draw:rect>
        <draw:measure draw:style-name="gr25" draw:text-style-name="P3" draw:layer="measurelines" svg:x1="7.314cm" svg:y1="5.203cm" svg:x2="32.315cm" svg:y2="5.233cm">
          <text:p text:style-name="P11"><text:span text:style-name="T8"><text:measure text:kind="gap"/></text:span><text:span text:style-name="T8"><text:measure text:kind="value">500,02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measure draw:style-name="gr25" draw:text-style-name="P3" draw:layer="measurelines" svg:x1="7.373cm" svg:y1="17.689cm" svg:x2="7.373cm" svg:y2="5.203cm">
          <text:p text:style-name="P11"><text:span text:style-name="T8"><text:measure text:kind="gap"/></text:span><text:span text:style-name="T8"><text:measure text:kind="value">249,72</text:measure></text:span><text:span text:style-name="T8"><text:s/></text:span><text:span text:style-name="T8"><text:measure text:kind="unit">mm</text:measure></text:span><text:span text:style-name="T8"><text:measure text:kind="gap"/></text:span></text:p>
        </draw:measure>
        <draw:g>
          <draw:frame draw:style-name="gr19" draw:text-style-name="P1" draw:layer="layout" svg:width="4.554cm" svg:height="3.159cm" svg:x="13.108cm" svg:y="11.798cm">
            <draw:image xlink:href="Pictures/100000000000010A000000B6A1B049AF3137D8BF.png" xlink:type="simple" xlink:show="embed" xlink:actuate="onLoad" draw:mime-type="image/png">
              <text:p/>
            </draw:image>
          </draw:frame>
          <draw:rect draw:style-name="gr21" draw:text-style-name="P1" draw:layer="layout" svg:width="3cm" svg:height="4.75cm" draw:transform="rotate (-1.5707963267949) translate (17.75cm 11.68cm)">
            <text:p/>
          </draw:rect>
        </draw:g>
        <draw:frame draw:style-name="gr19" draw:text-style-name="P1" draw:layer="layout" svg:width="4.635cm" svg:height="2.557cm" svg:x="18.771cm" svg:y="11.926cm">
          <draw:image xlink:href="Pictures/10000000000000FB0000008D5CA41A77354F9ED0.png" xlink:type="simple" xlink:show="embed" xlink:actuate="onLoad" draw:mime-type="image/png">
            <text:p/>
          </draw:image>
        </draw:frame>
        <draw:custom-shape draw:style-name="gr26" draw:text-style-name="P12" draw:layer="layout" svg:width="1.75cm" svg:height="1.75cm" svg:x="9.736cm" svg:y="8.48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20.889cm" svg:y="8.841cm">
          <text:p text:style-name="P3">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23.631cm" svg:y="8.819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15.894cm" svg:y="9.371cm">
          <text:p text:style-name="P3">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13.802cm" svg:y="9.397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11.151cm" svg:y="10.059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8.553cm" svg:y="10.278cm">
          <text:p text:style-name="P3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10.009cm" svg:y="11.929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9" draw:layer="layout" svg:width="1.62cm" svg:height="2.338cm" svg:x="32.854cm" svg:y="6.881cm">
            <draw:image xlink:href="Pictures/1000000000000087000000B655D33795CAD094CC.png" xlink:type="simple" xlink:show="embed" xlink:actuate="onLoad" draw:mime-type="image/png">
              <text:p/>
            </draw:image>
          </draw:frame>
          <draw:rect draw:style-name="gr21" draw:text-style-name="P1" draw:layer="layout" svg:width="1.75cm" svg:height="1.75cm" svg:x="32.797cm" svg:y="6.81cm">
            <text:p/>
          </draw:rect>
        </draw:g>
        <draw:custom-shape draw:style-name="gr27" draw:text-style-name="P13" draw:layer="layout" svg:width="1.051cm" svg:height="0.942cm" svg:x="1.704cm" svg:y="8.4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1.051cm" svg:height="0.942cm" svg:x="10.041cm" svg:y="8.6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1.051cm" svg:height="0.942cm" draw:transform="rotate (-1.55421569890095) translate (12.501cm 10.4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1.051cm" svg:height="0.939cm" draw:transform="rotate (-1.55421569890095) translate (9.738cm 10.61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3" draw:layer="layout" svg:width="1.051cm" svg:height="0.942cm" svg:x="10.3cm" svg:y="12.39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2" draw:layer="layout" svg:width="1.75cm" svg:height="1.75cm" svg:x="25.664cm" svg:y="6.209cm">
          <text:p text:style-name="P3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27.727cm" svg:y="6.129cm">
          <text:p text:style-name="P3"><text:span text:style-name="T9">S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1.75cm" svg:height="1.75cm" svg:x="29.791cm" svg:y="6.076cm">
          <text:p text:style-name="P3"><text:span text:style-name="T9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12" draw:layer="layout" svg:width="1.75cm" svg:height="1.75cm" svg:x="27.267cm" svg:y="10.849cm">
            <text:p text:style-name="P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1.75cm" svg:height="1.75cm" svg:x="25.843cm" svg:y="12.307cm">
            <text:p text:style-name="P3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1.75cm" svg:height="1.75cm" svg:x="25.774cm" svg:y="9.22cm">
            <text:p text:style-name="P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2" draw:layer="layout" svg:width="1.75cm" svg:height="1.75cm" svg:x="24.12cm" svg:y="10.924cm">
            <text:p text:style-name="P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2.5cm" svg:height="2.5cm" draw:transform="rotate (0.785398163397448) translate (24.952cm 11.7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" draw:layer="layout" svg:width="2.5cm" svg:height="2.5cm" draw:transform="rotate (0.785398163397448) translate (23.118cm 9.99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502cm" draw:rotation="31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2-03-22T19:36:23.301000000</dc:date>
    <meta:editing-duration>PT14H37M9S</meta:editing-duration>
    <meta:editing-cycles>38</meta:editing-cycles>
    <meta:generator>LibreOffice/7.2.0.4$Windows_X86_64 LibreOffice_project/9a9c6381e3f7a62afc1329bd359cc48accb6435b</meta:generator>
    <meta:document-statistic meta:object-count="118"/>
  </office:meta>
</office:document-meta>
</file>